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002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.4cm" svg:height="16.256cm" svg:x="3.544cm" svg:y="23.587cm">
            <draw:object draw:notify-on-update-of-ranges="Sheet1.A45:Sheet1.A51 Sheet1.B44:Sheet1.B44 Sheet1.B45:Sheet1.B51 Sheet1.I44:Sheet1.I44 Sheet1.I45:Sheet1.I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5 quar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75 qart</text:p>
          </table:table-cell>
          <table:table-cell office:value-type="string" calcext:value-type="string">
            <text:p>90 quar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&gt;thres %</text:p>
          </table:table-cell>
          <table:table-cell office:value-type="string" calcext:value-type="string">
            <text:p>tineout</text:p>
          </table:table-cell>
          <table:table-cell office:value-type="string" calcext:value-type="string">
            <text:p>timeout Rate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Distanz [m]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0.0267309" calcext:value-type="float">
            <text:p>0.0267309</text:p>
          </table:table-cell>
          <table:table-cell office:value-type="float" office:value="0.00926004" calcext:value-type="float">
            <text:p>0.00926004</text:p>
          </table:table-cell>
          <table:table-cell office:value-type="float" office:value="0.0207008" calcext:value-type="float">
            <text:p>0.0207008</text:p>
          </table:table-cell>
          <table:table-cell office:value-type="float" office:value="0.0210334" calcext:value-type="float">
            <text:p>0.0210334</text:p>
          </table:table-cell>
          <table:table-cell office:value-type="float" office:value="0.0214548" calcext:value-type="float">
            <text:p>0.0214548</text:p>
          </table:table-cell>
          <table:table-cell office:value-type="float" office:value="0.0311197" calcext:value-type="float">
            <text:p>0.0311197</text:p>
          </table:table-cell>
          <table:table-cell office:value-type="float" office:value="0.541257" calcext:value-type="float">
            <text:p>0.541257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0.0326715" calcext:value-type="float">
            <text:p>0.0326715</text:p>
          </table:table-cell>
          <table:table-cell office:value-type="float" office:value="0.0108512" calcext:value-type="float">
            <text:p>0.0108512</text:p>
          </table:table-cell>
          <table:table-cell office:value-type="float" office:value="0.0211827" calcext:value-type="float">
            <text:p>0.0211827</text:p>
          </table:table-cell>
          <table:table-cell office:value-type="float" office:value="0.0214794" calcext:value-type="float">
            <text:p>0.0214794</text:p>
          </table:table-cell>
          <table:table-cell office:value-type="float" office:value="0.0220089" calcext:value-type="float">
            <text:p>0.0220089</text:p>
          </table:table-cell>
          <table:table-cell office:value-type="float" office:value="0.0318155" calcext:value-type="float">
            <text:p>0.0318155</text:p>
          </table:table-cell>
          <table:table-cell office:value-type="float" office:value="0.828531" calcext:value-type="float">
            <text:p>0.82853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0.0291092" calcext:value-type="float">
            <text:p>0.0291092</text:p>
          </table:table-cell>
          <table:table-cell office:value-type="float" office:value="0.0117399" calcext:value-type="float">
            <text:p>0.0117399</text:p>
          </table:table-cell>
          <table:table-cell office:value-type="float" office:value="0.0220692" calcext:value-type="float">
            <text:p>0.0220692</text:p>
          </table:table-cell>
          <table:table-cell office:value-type="float" office:value="0.0223393" calcext:value-type="float">
            <text:p>0.0223393</text:p>
          </table:table-cell>
          <table:table-cell office:value-type="float" office:value="0.0229013" calcext:value-type="float">
            <text:p>0.0229013</text:p>
          </table:table-cell>
          <table:table-cell office:value-type="float" office:value="0.0325003" calcext:value-type="float">
            <text:p>0.0325003</text:p>
          </table:table-cell>
          <table:table-cell office:value-type="float" office:value="0.419674" calcext:value-type="float">
            <text:p>0.419674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0.033971" calcext:value-type="float">
            <text:p>0.033971</text:p>
          </table:table-cell>
          <table:table-cell office:value-type="float" office:value="0.0167922" calcext:value-type="float">
            <text:p>0.0167922</text:p>
          </table:table-cell>
          <table:table-cell office:value-type="float" office:value="0.0230395" calcext:value-type="float">
            <text:p>0.0230395</text:p>
          </table:table-cell>
          <table:table-cell office:value-type="float" office:value="0.0235105" calcext:value-type="float">
            <text:p>0.0235105</text:p>
          </table:table-cell>
          <table:table-cell office:value-type="float" office:value="0.033252" calcext:value-type="float">
            <text:p>0.033252</text:p>
          </table:table-cell>
          <table:table-cell office:value-type="float" office:value="0.0435381" calcext:value-type="float">
            <text:p>0.0435381</text:p>
          </table:table-cell>
          <table:table-cell office:value-type="float" office:value="0.430993" calcext:value-type="float">
            <text:p>0.430993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2mTisch</text:p>
          </table:table-cell>
          <table:table-cell office:value-type="float" office:value="0.035318" calcext:value-type="float">
            <text:p>0.035318</text:p>
          </table:table-cell>
          <table:table-cell office:value-type="float" office:value="0.0149017" calcext:value-type="float">
            <text:p>0.0149017</text:p>
          </table:table-cell>
          <table:table-cell office:value-type="float" office:value="0.0233089" calcext:value-type="float">
            <text:p>0.0233089</text:p>
          </table:table-cell>
          <table:table-cell office:value-type="float" office:value="0.0237028" calcext:value-type="float">
            <text:p>0.0237028</text:p>
          </table:table-cell>
          <table:table-cell office:value-type="float" office:value="0.0332982" calcext:value-type="float">
            <text:p>0.0332982</text:p>
          </table:table-cell>
          <table:table-cell office:value-type="float" office:value="0.0342256" calcext:value-type="float">
            <text:p>0.0342256</text:p>
          </table:table-cell>
          <table:table-cell office:value-type="float" office:value="0.800171" calcext:value-type="float">
            <text:p>0.800171</text:p>
          </table:table-cell>
          <table:table-cell office:value-type="float" office:value="0.1" calcext:value-type="float">
            <text:p>0.1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0.036823" calcext:value-type="float">
            <text:p>0.036823</text:p>
          </table:table-cell>
          <table:table-cell office:value-type="float" office:value="0.0184745" calcext:value-type="float">
            <text:p>0.0184745</text:p>
          </table:table-cell>
          <table:table-cell office:value-type="float" office:value="0.0237158" calcext:value-type="float">
            <text:p>0.0237158</text:p>
          </table:table-cell>
          <table:table-cell office:value-type="float" office:value="0.0241858" calcext:value-type="float">
            <text:p>0.0241858</text:p>
          </table:table-cell>
          <table:table-cell office:value-type="float" office:value="0.0338766" calcext:value-type="float">
            <text:p>0.0338766</text:p>
          </table:table-cell>
          <table:table-cell office:value-type="float" office:value="0.0351977" calcext:value-type="float">
            <text:p>0.0351977</text:p>
          </table:table-cell>
          <table:table-cell office:value-type="float" office:value="1.36535" calcext:value-type="float">
            <text:p>1.36535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0.0360827" calcext:value-type="float">
            <text:p>0.0360827</text:p>
          </table:table-cell>
          <table:table-cell office:value-type="float" office:value="0.018176" calcext:value-type="float">
            <text:p>0.018176</text:p>
          </table:table-cell>
          <table:table-cell office:value-type="float" office:value="0.0246006" calcext:value-type="float">
            <text:p>0.0246006</text:p>
          </table:table-cell>
          <table:table-cell office:value-type="float" office:value="0.0252729" calcext:value-type="float">
            <text:p>0.0252729</text:p>
          </table:table-cell>
          <table:table-cell office:value-type="float" office:value="0.0348774" calcext:value-type="float">
            <text:p>0.0348774</text:p>
          </table:table-cell>
          <table:table-cell office:value-type="float" office:value="0.0356135" calcext:value-type="float">
            <text:p>0.0356135</text:p>
          </table:table-cell>
          <table:table-cell office:value-type="float" office:value="0.565815" calcext:value-type="float">
            <text:p>0.565815</text:p>
          </table:table-cell>
          <table:table-cell office:value-type="float" office:value="0.1" calcext:value-type="float">
            <text:p>0.1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0.035451" calcext:value-type="float">
            <text:p>0.035451</text:p>
          </table:table-cell>
          <table:table-cell office:value-type="float" office:value="0.0215015" calcext:value-type="float">
            <text:p>0.0215015</text:p>
          </table:table-cell>
          <table:table-cell office:value-type="float" office:value="0.0250618" calcext:value-type="float">
            <text:p>0.0250618</text:p>
          </table:table-cell>
          <table:table-cell office:value-type="float" office:value="0.0257342" calcext:value-type="float">
            <text:p>0.0257342</text:p>
          </table:table-cell>
          <table:table-cell office:value-type="float" office:value="0.0352833" calcext:value-type="float">
            <text:p>0.0352833</text:p>
          </table:table-cell>
          <table:table-cell office:value-type="float" office:value="0.0362146" calcext:value-type="float">
            <text:p>0.0362146</text:p>
          </table:table-cell>
          <table:table-cell office:value-type="float" office:value="0.62744" calcext:value-type="float">
            <text:p>0.62744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0.0364933" calcext:value-type="float">
            <text:p>0.0364933</text:p>
          </table:table-cell>
          <table:table-cell office:value-type="float" office:value="0.0243166" calcext:value-type="float">
            <text:p>0.0243166</text:p>
          </table:table-cell>
          <table:table-cell office:value-type="float" office:value="0.0254779" calcext:value-type="float">
            <text:p>0.0254779</text:p>
          </table:table-cell>
          <table:table-cell office:value-type="float" office:value="0.0277461" calcext:value-type="float">
            <text:p>0.0277461</text:p>
          </table:table-cell>
          <table:table-cell office:value-type="float" office:value="0.0357828" calcext:value-type="float">
            <text:p>0.0357828</text:p>
          </table:table-cell>
          <table:table-cell office:value-type="float" office:value="0.0369481" calcext:value-type="float">
            <text:p>0.0369481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1" calcext:value-type="float">
            <text:p>0.1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mEcke</text:p>
          </table:table-cell>
          <table:table-cell office:value-type="float" office:value="0.0490424" calcext:value-type="float">
            <text:p>0.0490424</text:p>
          </table:table-cell>
          <table:table-cell office:value-type="float" office:value="0.0232839" calcext:value-type="float">
            <text:p>0.0232839</text:p>
          </table:table-cell>
          <table:table-cell office:value-type="float" office:value="0.0324749" calcext:value-type="float">
            <text:p>0.0324749</text:p>
          </table:table-cell>
          <table:table-cell office:value-type="float" office:value="0.0361233" calcext:value-type="float">
            <text:p>0.0361233</text:p>
          </table:table-cell>
          <table:table-cell office:value-type="float" office:value="0.046052" calcext:value-type="float">
            <text:p>0.046052</text:p>
          </table:table-cell>
          <table:table-cell office:value-type="float" office:value="0.0964724" calcext:value-type="float">
            <text:p>0.0964724</text:p>
          </table:table-cell>
          <table:table-cell office:value-type="float" office:value="0.435617" calcext:value-type="float">
            <text:p>0.435617</text:p>
          </table:table-cell>
          <table:table-cell office:value-type="float" office:value="0.1" calcext:value-type="float">
            <text:p>0.1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0.0394336" calcext:value-type="float">
            <text:p>0.0394336</text:p>
          </table:table-cell>
          <table:table-cell office:value-type="float" office:value="0.0258831" calcext:value-type="float">
            <text:p>0.0258831</text:p>
          </table:table-cell>
          <table:table-cell office:value-type="float" office:value="0.0276014" calcext:value-type="float">
            <text:p>0.0276014</text:p>
          </table:table-cell>
          <table:table-cell office:value-type="float" office:value="0.0371488" calcext:value-type="float">
            <text:p>0.0371488</text:p>
          </table:table-cell>
          <table:table-cell office:value-type="float" office:value="0.0377611" calcext:value-type="float">
            <text:p>0.0377611</text:p>
          </table:table-cell>
          <table:table-cell office:value-type="float" office:value="0.0384211" calcext:value-type="float">
            <text:p>0.0384211</text:p>
          </table:table-cell>
          <table:table-cell office:value-type="float" office:value="0.446007" calcext:value-type="float">
            <text:p>0.446007</text:p>
          </table:table-cell>
          <table:table-cell office:value-type="float" office:value="0.1" calcext:value-type="float">
            <text:p>0.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0.0465685" calcext:value-type="float">
            <text:p>0.0465685</text:p>
          </table:table-cell>
          <table:table-cell office:value-type="float" office:value="0.0269527" calcext:value-type="float">
            <text:p>0.0269527</text:p>
          </table:table-cell>
          <table:table-cell office:value-type="float" office:value="0.0288144" calcext:value-type="float">
            <text:p>0.0288144</text:p>
          </table:table-cell>
          <table:table-cell office:value-type="float" office:value="0.037925" calcext:value-type="float">
            <text:p>0.037925</text:p>
          </table:table-cell>
          <table:table-cell office:value-type="float" office:value="0.03936" calcext:value-type="float">
            <text:p>0.03936</text:p>
          </table:table-cell>
          <table:table-cell office:value-type="float" office:value="0.0781085" calcext:value-type="float">
            <text:p>0.0781085</text:p>
          </table:table-cell>
          <table:table-cell office:value-type="float" office:value="0.332463" calcext:value-type="float">
            <text:p>0.332463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0.0481228" calcext:value-type="float">
            <text:p>0.0481228</text:p>
          </table:table-cell>
          <table:table-cell office:value-type="float" office:value="0.0272839" calcext:value-type="float">
            <text:p>0.0272839</text:p>
          </table:table-cell>
          <table:table-cell office:value-type="float" office:value="0.0375792" calcext:value-type="float">
            <text:p>0.0375792</text:p>
          </table:table-cell>
          <table:table-cell office:value-type="float" office:value="0.038272" calcext:value-type="float">
            <text:p>0.038272</text:p>
          </table:table-cell>
          <table:table-cell office:value-type="float" office:value="0.0391525" calcext:value-type="float">
            <text:p>0.0391525</text:p>
          </table:table-cell>
          <table:table-cell office:value-type="float" office:value="0.0688658" calcext:value-type="float">
            <text:p>0.0688658</text:p>
          </table:table-cell>
          <table:table-cell office:value-type="float" office:value="0.619737" calcext:value-type="float">
            <text:p>0.619737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0.0469139" calcext:value-type="float">
            <text:p>0.0469139</text:p>
          </table:table-cell>
          <table:table-cell office:value-type="float" office:value="0.0263094" calcext:value-type="float">
            <text:p>0.0263094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0.0387489" calcext:value-type="float">
            <text:p>0.0387489</text:p>
          </table:table-cell>
          <table:table-cell office:value-type="float" office:value="0.040132" calcext:value-type="float">
            <text:p>0.040132</text:p>
          </table:table-cell>
          <table:table-cell office:value-type="float" office:value="0.0590509" calcext:value-type="float">
            <text:p>0.0590509</text:p>
          </table:table-cell>
          <table:table-cell office:value-type="float" office:value="0.374728" calcext:value-type="float">
            <text:p>0.37472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</text:p>
          </table:table-cell>
          <table:table-cell office:value-type="float" office:value="0.0467734" calcext:value-type="float">
            <text:p>0.0467734</text:p>
          </table:table-cell>
          <table:table-cell office:value-type="float" office:value="0.0270461" calcext:value-type="float">
            <text:p>0.0270461</text:p>
          </table:table-cell>
          <table:table-cell office:value-type="float" office:value="0.0386061" calcext:value-type="float">
            <text:p>0.0386061</text:p>
          </table:table-cell>
          <table:table-cell office:value-type="float" office:value="0.0391219" calcext:value-type="float">
            <text:p>0.0391219</text:p>
          </table:table-cell>
          <table:table-cell office:value-type="float" office:value="0.0397531" calcext:value-type="float">
            <text:p>0.0397531</text:p>
          </table:table-cell>
          <table:table-cell office:value-type="float" office:value="0.0589007" calcext:value-type="float">
            <text:p>0.0589007</text:p>
          </table:table-cell>
          <table:table-cell office:value-type="float" office:value="0.460153" calcext:value-type="float">
            <text:p>0.460153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0.0471383" calcext:value-type="float">
            <text:p>0.0471383</text:p>
          </table:table-cell>
          <table:table-cell office:value-type="float" office:value="0.0289799" calcext:value-type="float">
            <text:p>0.0289799</text:p>
          </table:table-cell>
          <table:table-cell office:value-type="float" office:value="0.0394434" calcext:value-type="float">
            <text:p>0.0394434</text:p>
          </table:table-cell>
          <table:table-cell office:value-type="float" office:value="0.0399962" calcext:value-type="float">
            <text:p>0.0399962</text:p>
          </table:table-cell>
          <table:table-cell office:value-type="float" office:value="0.0408521" calcext:value-type="float">
            <text:p>0.0408521</text:p>
          </table:table-cell>
          <table:table-cell office:value-type="float" office:value="0.0503415" calcext:value-type="float">
            <text:p>0.0503415</text:p>
          </table:table-cell>
          <table:table-cell office:value-type="float" office:value="0.631593" calcext:value-type="float">
            <text:p>0.631593</text:p>
          </table:table-cell>
          <table:table-cell office:value-type="float" office:value="0.1" calcext:value-type="float">
            <text:p>0.1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0.0484076" calcext:value-type="float">
            <text:p>0.0484076</text:p>
          </table:table-cell>
          <table:table-cell office:value-type="float" office:value="0.0290294" calcext:value-type="float">
            <text:p>0.0290294</text:p>
          </table:table-cell>
          <table:table-cell office:value-type="float" office:value="0.0399273" calcext:value-type="float">
            <text:p>0.0399273</text:p>
          </table:table-cell>
          <table:table-cell office:value-type="float" office:value="0.0404326" calcext:value-type="float">
            <text:p>0.0404326</text:p>
          </table:table-cell>
          <table:table-cell office:value-type="float" office:value="0.0411928" calcext:value-type="float">
            <text:p>0.0411928</text:p>
          </table:table-cell>
          <table:table-cell office:value-type="float" office:value="0.0513346" calcext:value-type="float">
            <text:p>0.0513346</text:p>
          </table:table-cell>
          <table:table-cell office:value-type="float" office:value="0.457523" calcext:value-type="float">
            <text:p>0.45752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0.0500462" calcext:value-type="float">
            <text:p>0.0500462</text:p>
          </table:table-cell>
          <table:table-cell office:value-type="float" office:value="0.0297878" calcext:value-type="float">
            <text:p>0.0297878</text:p>
          </table:table-cell>
          <table:table-cell office:value-type="float" office:value="0.0403353" calcext:value-type="float">
            <text:p>0.0403353</text:p>
          </table:table-cell>
          <table:table-cell office:value-type="float" office:value="0.0408404" calcext:value-type="float">
            <text:p>0.0408404</text:p>
          </table:table-cell>
          <table:table-cell office:value-type="float" office:value="0.0421302" calcext:value-type="float">
            <text:p>0.0421302</text:p>
          </table:table-cell>
          <table:table-cell office:value-type="float" office:value="0.0607372" calcext:value-type="float">
            <text:p>0.0607372</text:p>
          </table:table-cell>
          <table:table-cell office:value-type="float" office:value="0.449711" calcext:value-type="float">
            <text:p>0.449711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0.0489012" calcext:value-type="float">
            <text:p>0.0489012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0.0406767" calcext:value-type="float">
            <text:p>0.0406767</text:p>
          </table:table-cell>
          <table:table-cell office:value-type="float" office:value="0.0412406" calcext:value-type="float">
            <text:p>0.0412406</text:p>
          </table:table-cell>
          <table:table-cell office:value-type="float" office:value="0.0421871" calcext:value-type="float">
            <text:p>0.0421871</text:p>
          </table:table-cell>
          <table:table-cell office:value-type="float" office:value="0.0607897" calcext:value-type="float">
            <text:p>0.0607897</text:p>
          </table:table-cell>
          <table:table-cell office:value-type="float" office:value="0.400701" calcext:value-type="float">
            <text:p>0.400701</text:p>
          </table:table-cell>
          <table:table-cell office:value-type="float" office:value="0.1" calcext:value-type="float">
            <text:p>0.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mTuerUmEcke</text:p>
          </table:table-cell>
          <table:table-cell office:value-type="float" office:value="0.0497804" calcext:value-type="float">
            <text:p>0.0497804</text:p>
          </table:table-cell>
          <table:table-cell office:value-type="float" office:value="0.0304841" calcext:value-type="float">
            <text:p>0.0304841</text:p>
          </table:table-cell>
          <table:table-cell office:value-type="float" office:value="0.0411758" calcext:value-type="float">
            <text:p>0.0411758</text:p>
          </table:table-cell>
          <table:table-cell office:value-type="float" office:value="0.0416584" calcext:value-type="float">
            <text:p>0.0416584</text:p>
          </table:table-cell>
          <table:table-cell office:value-type="float" office:value="0.0456521" calcext:value-type="float">
            <text:p>0.0456521</text:p>
          </table:table-cell>
          <table:table-cell office:value-type="float" office:value="0.0579801" calcext:value-type="float">
            <text:p>0.0579801</text:p>
          </table:table-cell>
          <table:table-cell office:value-type="float" office:value="0.387667" calcext:value-type="float">
            <text:p>0.387667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0.0511625" calcext:value-type="float">
            <text:p>0.0511625</text:p>
          </table:table-cell>
          <table:table-cell office:value-type="float" office:value="0.0320852" calcext:value-type="float">
            <text:p>0.0320852</text:p>
          </table:table-cell>
          <table:table-cell office:value-type="float" office:value="0.0423398" calcext:value-type="float">
            <text:p>0.0423398</text:p>
          </table:table-cell>
          <table:table-cell office:value-type="float" office:value="0.0428013" calcext:value-type="float">
            <text:p>0.0428013</text:p>
          </table:table-cell>
          <table:table-cell office:value-type="float" office:value="0.0440901" calcext:value-type="float">
            <text:p>0.0440901</text:p>
          </table:table-cell>
          <table:table-cell office:value-type="float" office:value="0.0530208" calcext:value-type="float">
            <text:p>0.0530208</text:p>
          </table:table-cell>
          <table:table-cell office:value-type="float" office:value="0.531137" calcext:value-type="float">
            <text:p>0.531137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0.0527519" calcext:value-type="float">
            <text:p>0.0527519</text:p>
          </table:table-cell>
          <table:table-cell office:value-type="float" office:value="0.033463" calcext:value-type="float">
            <text:p>0.033463</text:p>
          </table:table-cell>
          <table:table-cell office:value-type="float" office:value="0.043036" calcext:value-type="float">
            <text:p>0.043036</text:p>
          </table:table-cell>
          <table:table-cell office:value-type="float" office:value="0.0435443" calcext:value-type="float">
            <text:p>0.0435443</text:p>
          </table:table-cell>
          <table:table-cell office:value-type="float" office:value="0.0443267" calcext:value-type="float">
            <text:p>0.0443267</text:p>
          </table:table-cell>
          <table:table-cell office:value-type="float" office:value="0.0533703" calcext:value-type="float">
            <text:p>0.0533703</text:p>
          </table:table-cell>
          <table:table-cell office:value-type="float" office:value="0.610734" calcext:value-type="float">
            <text:p>0.61073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0.0532892" calcext:value-type="float">
            <text:p>0.0532892</text:p>
          </table:table-cell>
          <table:table-cell office:value-type="float" office:value="0.0340009" calcext:value-type="float">
            <text:p>0.0340009</text:p>
          </table:table-cell>
          <table:table-cell office:value-type="float" office:value="0.0434037" calcext:value-type="float">
            <text:p>0.0434037</text:p>
          </table:table-cell>
          <table:table-cell office:value-type="float" office:value="0.0439469" calcext:value-type="float">
            <text:p>0.0439469</text:p>
          </table:table-cell>
          <table:table-cell office:value-type="float" office:value="0.0447362" calcext:value-type="float">
            <text:p>0.0447362</text:p>
          </table:table-cell>
          <table:table-cell office:value-type="float" office:value="0.0538871" calcext:value-type="float">
            <text:p>0.0538871</text:p>
          </table:table-cell>
          <table:table-cell office:value-type="float" office:value="0.344048" calcext:value-type="float">
            <text:p>0.344048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mNachServerraum</text:p>
          </table:table-cell>
          <table:table-cell office:value-type="float" office:value="0.0512717" calcext:value-type="float">
            <text:p>0.0512717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0.0438573" calcext:value-type="float">
            <text:p>0.0438573</text:p>
          </table:table-cell>
          <table:table-cell office:value-type="float" office:value="0.0443694" calcext:value-type="float">
            <text:p>0.0443694</text:p>
          </table:table-cell>
          <table:table-cell office:value-type="float" office:value="0.0450958" calcext:value-type="float">
            <text:p>0.0450958</text:p>
          </table:table-cell>
          <table:table-cell office:value-type="float" office:value="0.0541035" calcext:value-type="float">
            <text:p>0.0541035</text:p>
          </table:table-cell>
          <table:table-cell office:value-type="float" office:value="0.502608" calcext:value-type="float">
            <text:p>0.502608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0.0575693" calcext:value-type="float">
            <text:p>0.0575693</text:p>
          </table:table-cell>
          <table:table-cell office:value-type="float" office:value="0.0433688" calcext:value-type="float">
            <text:p>0.0433688</text:p>
          </table:table-cell>
          <table:table-cell office:value-type="float" office:value="0.0445072" calcext:value-type="float">
            <text:p>0.0445072</text:p>
          </table:table-cell>
          <table:table-cell office:value-type="float" office:value="0.0453759" calcext:value-type="float">
            <text:p>0.0453759</text:p>
          </table:table-cell>
          <table:table-cell office:value-type="float" office:value="0.054501" calcext:value-type="float">
            <text:p>0.054501</text:p>
          </table:table-cell>
          <table:table-cell office:value-type="float" office:value="0.0642317" calcext:value-type="float">
            <text:p>0.0642317</text:p>
          </table:table-cell>
          <table:table-cell office:value-type="float" office:value="0.445634" calcext:value-type="float">
            <text:p>0.445634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0.0536984" calcext:value-type="float">
            <text:p>0.0536984</text:p>
          </table:table-cell>
          <table:table-cell office:value-type="float" office:value="0.043836" calcext:value-type="float">
            <text:p>0.043836</text:p>
          </table:table-cell>
          <table:table-cell office:value-type="float" office:value="0.0448829" calcext:value-type="float">
            <text:p>0.0448829</text:p>
          </table:table-cell>
          <table:table-cell office:value-type="float" office:value="0.0456438" calcext:value-type="float">
            <text:p>0.0456438</text:p>
          </table:table-cell>
          <table:table-cell office:value-type="float" office:value="0.0547294" calcext:value-type="float">
            <text:p>0.0547294</text:p>
          </table:table-cell>
          <table:table-cell office:value-type="float" office:value="0.0553984" calcext:value-type="float">
            <text:p>0.0553984</text:p>
          </table:table-cell>
          <table:table-cell office:value-type="float" office:value="0.462954" calcext:value-type="float">
            <text:p>0.462954</text:p>
          </table:table-cell>
          <table:table-cell office:value-type="float" office:value="0.1" calcext:value-type="float">
            <text:p>0.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0.0593338" calcext:value-type="float">
            <text:p>0.0593338</text:p>
          </table:table-cell>
          <table:table-cell office:value-type="float" office:value="0.0438482" calcext:value-type="float">
            <text:p>0.0438482</text:p>
          </table:table-cell>
          <table:table-cell office:value-type="float" office:value="0.0459095" calcext:value-type="float">
            <text:p>0.0459095</text:p>
          </table:table-cell>
          <table:table-cell office:value-type="float" office:value="0.0551174" calcext:value-type="float">
            <text:p>0.0551174</text:p>
          </table:table-cell>
          <table:table-cell office:value-type="float" office:value="0.0556913" calcext:value-type="float">
            <text:p>0.0556913</text:p>
          </table:table-cell>
          <table:table-cell office:value-type="float" office:value="0.0651274" calcext:value-type="float">
            <text:p>0.0651274</text:p>
          </table:table-cell>
          <table:table-cell office:value-type="float" office:value="0.603618" calcext:value-type="float">
            <text:p>0.603618</text:p>
          </table:table-cell>
          <table:table-cell office:value-type="float" office:value="0.1" calcext:value-type="float">
            <text:p>0.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0.061056" calcext:value-type="float">
            <text:p>0.061056</text:p>
          </table:table-cell>
          <table:table-cell office:value-type="float" office:value="0.0449593" calcext:value-type="float">
            <text:p>0.0449593</text:p>
          </table:table-cell>
          <table:table-cell office:value-type="float" office:value="0.0461626" calcext:value-type="float">
            <text:p>0.0461626</text:p>
          </table:table-cell>
          <table:table-cell office:value-type="float" office:value="0.0504191" calcext:value-type="float">
            <text:p>0.0504191</text:p>
          </table:table-cell>
          <table:table-cell office:value-type="float" office:value="0.0560367" calcext:value-type="float">
            <text:p>0.0560367</text:p>
          </table:table-cell>
          <table:table-cell office:value-type="float" office:value="0.065943" calcext:value-type="float">
            <text:p>0.065943</text:p>
          </table:table-cell>
          <table:table-cell office:value-type="float" office:value="0.76063" calcext:value-type="float">
            <text:p>0.76063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mNachServerr2</text:p>
          </table:table-cell>
          <table:table-cell office:value-type="float" office:value="0.0611652" calcext:value-type="float">
            <text:p>0.0611652</text:p>
          </table:table-cell>
          <table:table-cell office:value-type="float" office:value="0.045424" calcext:value-type="float">
            <text:p>0.045424</text:p>
          </table:table-cell>
          <table:table-cell office:value-type="float" office:value="0.0466497" calcext:value-type="float">
            <text:p>0.0466497</text:p>
          </table:table-cell>
          <table:table-cell office:value-type="float" office:value="0.0558947" calcext:value-type="float">
            <text:p>0.0558947</text:p>
          </table:table-cell>
          <table:table-cell office:value-type="float" office:value="0.0564475" calcext:value-type="float">
            <text:p>0.0564475</text:p>
          </table:table-cell>
          <table:table-cell office:value-type="float" office:value="0.0582597" calcext:value-type="float">
            <text:p>0.0582597</text:p>
          </table:table-cell>
          <table:table-cell office:value-type="float" office:value="0.820304" calcext:value-type="float">
            <text:p>0.82030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0.0682719" calcext:value-type="float">
            <text:p>0.0682719</text:p>
          </table:table-cell>
          <table:table-cell office:value-type="float" office:value="0.0461292" calcext:value-type="float">
            <text:p>0.0461292</text:p>
          </table:table-cell>
          <table:table-cell office:value-type="float" office:value="0.0563653" calcext:value-type="float">
            <text:p>0.0563653</text:p>
          </table:table-cell>
          <table:table-cell office:value-type="float" office:value="0.0570615" calcext:value-type="float">
            <text:p>0.0570615</text:p>
          </table:table-cell>
          <table:table-cell office:value-type="float" office:value="0.066866" calcext:value-type="float">
            <text:p>0.066866</text:p>
          </table:table-cell>
          <table:table-cell office:value-type="float" office:value="0.10754" calcext:value-type="float">
            <text:p>0.10754</text:p>
          </table:table-cell>
          <table:table-cell office:value-type="float" office:value="0.772515" calcext:value-type="float">
            <text:p>0.772515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0.0703869" calcext:value-type="float">
            <text:p>0.0703869</text:p>
          </table:table-cell>
          <table:table-cell office:value-type="float" office:value="0.0465404" calcext:value-type="float">
            <text:p>0.0465404</text:p>
          </table:table-cell>
          <table:table-cell office:value-type="float" office:value="0.0568168" calcext:value-type="float">
            <text:p>0.0568168</text:p>
          </table:table-cell>
          <table:table-cell office:value-type="float" office:value="0.0574146" calcext:value-type="float">
            <text:p>0.0574146</text:p>
          </table:table-cell>
          <table:table-cell office:value-type="float" office:value="0.067036" calcext:value-type="float">
            <text:p>0.067036</text:p>
          </table:table-cell>
          <table:table-cell office:value-type="float" office:value="0.108872" calcext:value-type="float">
            <text:p>0.108872</text:p>
          </table:table-cell>
          <table:table-cell office:value-type="float" office:value="0.720057" calcext:value-type="float">
            <text:p>0.72005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0.0700838" calcext:value-type="float">
            <text:p>0.0700838</text:p>
          </table:table-cell>
          <table:table-cell office:value-type="float" office:value="0.0472836" calcext:value-type="float">
            <text:p>0.0472836</text:p>
          </table:table-cell>
          <table:table-cell office:value-type="float" office:value="0.0577732" calcext:value-type="float">
            <text:p>0.0577732</text:p>
          </table:table-cell>
          <table:table-cell office:value-type="float" office:value="0.0582399" calcext:value-type="float">
            <text:p>0.0582399</text:p>
          </table:table-cell>
          <table:table-cell office:value-type="float" office:value="0.0596393" calcext:value-type="float">
            <text:p>0.0596393</text:p>
          </table:table-cell>
          <table:table-cell office:value-type="float" office:value="0.0883674" calcext:value-type="float">
            <text:p>0.0883674</text:p>
          </table:table-cell>
          <table:table-cell office:value-type="float" office:value="0.654567" calcext:value-type="float">
            <text:p>0.654567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0.0747545" calcext:value-type="float">
            <text:p>0.0747545</text:p>
          </table:table-cell>
          <table:table-cell office:value-type="float" office:value="0.0480204" calcext:value-type="float">
            <text:p>0.0480204</text:p>
          </table:table-cell>
          <table:table-cell office:value-type="float" office:value="0.0586713" calcext:value-type="float">
            <text:p>0.0586713</text:p>
          </table:table-cell>
          <table:table-cell office:value-type="float" office:value="0.0591001" calcext:value-type="float">
            <text:p>0.0591001</text:p>
          </table:table-cell>
          <table:table-cell office:value-type="float" office:value="0.0689367" calcext:value-type="float">
            <text:p>0.0689367</text:p>
          </table:table-cell>
          <table:table-cell office:value-type="float" office:value="0.130433" calcext:value-type="float">
            <text:p>0.130433</text:p>
          </table:table-cell>
          <table:table-cell office:value-type="float" office:value="0.673839" calcext:value-type="float">
            <text:p>0.673839</text:p>
          </table:table-cell>
          <table:table-cell office:value-type="float" office:value="0.1" calcext:value-type="float">
            <text:p>0.1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mEcke</text:p>
          </table:table-cell>
          <table:table-cell office:value-type="float" office:value="0.0716905" calcext:value-type="float">
            <text:p>0.0716905</text:p>
          </table:table-cell>
          <table:table-cell office:value-type="float" office:value="0.0484984" calcext:value-type="float">
            <text:p>0.0484984</text:p>
          </table:table-cell>
          <table:table-cell office:value-type="float" office:value="0.0589475" calcext:value-type="float">
            <text:p>0.0589475</text:p>
          </table:table-cell>
          <table:table-cell office:value-type="float" office:value="0.0595065" calcext:value-type="float">
            <text:p>0.0595065</text:p>
          </table:table-cell>
          <table:table-cell office:value-type="float" office:value="0.0686181" calcext:value-type="float">
            <text:p>0.0686181</text:p>
          </table:table-cell>
          <table:table-cell office:value-type="float" office:value="0.0788552" calcext:value-type="float">
            <text:p>0.0788552</text:p>
          </table:table-cell>
          <table:table-cell office:value-type="float" office:value="1.65314" calcext:value-type="float">
            <text:p>1.65314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AVERAGE([.B2:.B6])" office:value-type="float" office:value="0.03156012" calcext:value-type="float">
            <text:p>0.03156012</text:p>
          </table:table-cell>
          <table:table-cell table:formula="of:=AVERAGE([.C2:.C6])" office:value-type="float" office:value="0.012709008" calcext:value-type="float">
            <text:p>0.012709008</text:p>
          </table:table-cell>
          <table:table-cell table:formula="of:=AVERAGE([.D2:.D6])" office:value-type="float" office:value="0.02206022" calcext:value-type="float">
            <text:p>0.02206022</text:p>
          </table:table-cell>
          <table:table-cell table:formula="of:=AVERAGE([.E2:.E6])" office:value-type="float" office:value="0.02241308" calcext:value-type="float">
            <text:p>0.02241308</text:p>
          </table:table-cell>
          <table:table-cell table:formula="of:=AVERAGE([.F2:.F6])" office:value-type="float" office:value="0.02658304" calcext:value-type="float">
            <text:p>0.02658304</text:p>
          </table:table-cell>
          <table:table-cell table:formula="of:=AVERAGE([.G2:.G6])" office:value-type="float" office:value="0.03463984" calcext:value-type="float">
            <text:p>0.03463984</text:p>
          </table:table-cell>
          <table:table-cell table:formula="of:=AVERAGE([.H2:.H6])" office:value-type="float" office:value="0.6041252" calcext:value-type="float">
            <text:p>0.6041252</text:p>
          </table:table-cell>
          <table:table-cell table:formula="of:=AVERAGE([.I2:.I6])" office:value-type="float" office:value="0.1" calcext:value-type="float">
            <text:p>0.1</text:p>
          </table:table-cell>
          <table:table-cell table:formula="of:=AVERAGE([.J2:.J6])" office:value-type="float" office:value="0.04825" calcext:value-type="float">
            <text:p>0.04825</text:p>
          </table:table-cell>
          <table:table-cell table:formula="of:=AVERAGE([.K2:.K6])" office:value-type="float" office:value="0" calcext:value-type="float">
            <text:p>0</text:p>
          </table:table-cell>
          <table:table-cell table:formula="of:=AVERAGE([.L2:.L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VERAGE([.B7:.B11])" office:value-type="float" office:value="0.03877848" calcext:value-type="float">
            <text:p>0.03877848</text:p>
          </table:table-cell>
          <table:table-cell table:formula="of:=AVERAGE([.C7:.C11])" office:value-type="float" office:value="0.0211505" calcext:value-type="float">
            <text:p>0.0211505</text:p>
          </table:table-cell>
          <table:table-cell table:formula="of:=AVERAGE([.D7:.D11])" office:value-type="float" office:value="0.0262662" calcext:value-type="float">
            <text:p>0.0262662</text:p>
          </table:table-cell>
          <table:table-cell table:formula="of:=AVERAGE([.E7:.E11])" office:value-type="float" office:value="0.02781246" calcext:value-type="float">
            <text:p>0.02781246</text:p>
          </table:table-cell>
          <table:table-cell table:formula="of:=AVERAGE([.F7:.F11])" office:value-type="float" office:value="0.03717442" calcext:value-type="float">
            <text:p>0.03717442</text:p>
          </table:table-cell>
          <table:table-cell table:formula="of:=AVERAGE([.G7:.G11])" office:value-type="float" office:value="0.04808926" calcext:value-type="float">
            <text:p>0.04808926</text:p>
          </table:table-cell>
          <table:table-cell table:formula="of:=AVERAGE([.H7:.H11])" office:value-type="float" office:value="0.7283644" calcext:value-type="float">
            <text:p>0.7283644</text:p>
          </table:table-cell>
          <table:table-cell table:formula="of:=AVERAGE([.I7:.I11])" office:value-type="float" office:value="0.1" calcext:value-type="float">
            <text:p>0.1</text:p>
          </table:table-cell>
          <table:table-cell table:formula="of:=AVERAGE([.J7:.J11])" office:value-type="float" office:value="0.056" calcext:value-type="float">
            <text:p>0.056</text:p>
          </table:table-cell>
          <table:table-cell table:formula="of:=AVERAGE([.K7:.K11])" office:value-type="float" office:value="0" calcext:value-type="float">
            <text:p>0</text:p>
          </table:table-cell>
          <table:table-cell table:formula="of:=AVERAGE([.L7:.L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VERAGE([.B12:.B16])" office:value-type="float" office:value="0.04556244" calcext:value-type="float">
            <text:p>0.04556244</text:p>
          </table:table-cell>
          <table:table-cell table:formula="of:=AVERAGE([.C12:.C16])" office:value-type="float" office:value="0.02669504" calcext:value-type="float">
            <text:p>0.02669504</text:p>
          </table:table-cell>
          <table:table-cell table:formula="of:=AVERAGE([.D12:.D16])" office:value-type="float" office:value="0.03412582" calcext:value-type="float">
            <text:p>0.03412582</text:p>
          </table:table-cell>
          <table:table-cell table:formula="of:=AVERAGE([.E12:.E16])" office:value-type="float" office:value="0.03824332" calcext:value-type="float">
            <text:p>0.03824332</text:p>
          </table:table-cell>
          <table:table-cell table:formula="of:=AVERAGE([.F12:.F16])" office:value-type="float" office:value="0.03923174" calcext:value-type="float">
            <text:p>0.03923174</text:p>
          </table:table-cell>
          <table:table-cell table:formula="of:=AVERAGE([.G12:.G16])" office:value-type="float" office:value="0.0606694" calcext:value-type="float">
            <text:p>0.0606694</text:p>
          </table:table-cell>
          <table:table-cell table:formula="of:=AVERAGE([.H12:.H16])" office:value-type="float" office:value="0.4466176" calcext:value-type="float">
            <text:p>0.4466176</text:p>
          </table:table-cell>
          <table:table-cell table:formula="of:=AVERAGE([.I12:.I16])" office:value-type="float" office:value="0.1" calcext:value-type="float">
            <text:p>0.1</text:p>
          </table:table-cell>
          <table:table-cell table:formula="of:=AVERAGE([.J12:.J16])" office:value-type="float" office:value="0.0608" calcext:value-type="float">
            <text:p>0.0608</text:p>
          </table:table-cell>
          <table:table-cell table:formula="of:=AVERAGE([.K12:.K16])" office:value-type="float" office:value="0" calcext:value-type="float">
            <text:p>0</text:p>
          </table:table-cell>
          <table:table-cell table:formula="of:=AVERAGE([.L12:.L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VERAGE([.B17:.B21])" office:value-type="float" office:value="0.04885474" calcext:value-type="float">
            <text:p>0.04885474</text:p>
          </table:table-cell>
          <table:table-cell table:formula="of:=AVERAGE([.C17:.C21])" office:value-type="float" office:value="0.02965224" calcext:value-type="float">
            <text:p>0.02965224</text:p>
          </table:table-cell>
          <table:table-cell table:formula="of:=AVERAGE([.D17:.D21])" office:value-type="float" office:value="0.0403117" calcext:value-type="float">
            <text:p>0.0403117</text:p>
          </table:table-cell>
          <table:table-cell table:formula="of:=AVERAGE([.E17:.E21])" office:value-type="float" office:value="0.04083364" calcext:value-type="float">
            <text:p>0.04083364</text:p>
          </table:table-cell>
          <table:table-cell table:formula="of:=AVERAGE([.F17:.F21])" office:value-type="float" office:value="0.04240286" calcext:value-type="float">
            <text:p>0.04240286</text:p>
          </table:table-cell>
          <table:table-cell table:formula="of:=AVERAGE([.G17:.G21])" office:value-type="float" office:value="0.05623662" calcext:value-type="float">
            <text:p>0.05623662</text:p>
          </table:table-cell>
          <table:table-cell table:formula="of:=AVERAGE([.H17:.H21])" office:value-type="float" office:value="0.465439" calcext:value-type="float">
            <text:p>0.465439</text:p>
          </table:table-cell>
          <table:table-cell table:formula="of:=AVERAGE([.I17:.I21])" office:value-type="float" office:value="0.1" calcext:value-type="float">
            <text:p>0.1</text:p>
          </table:table-cell>
          <table:table-cell table:formula="of:=AVERAGE([.J17:.J21])" office:value-type="float" office:value="0.0566" calcext:value-type="float">
            <text:p>0.0566</text:p>
          </table:table-cell>
          <table:table-cell table:formula="of:=AVERAGE([.K17:.K21])" office:value-type="float" office:value="0" calcext:value-type="float">
            <text:p>0</text:p>
          </table:table-cell>
          <table:table-cell table:formula="of:=AVERAGE([.L17:.L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VERAGE([.B22:.B25])" office:value-type="float" office:value="0.052118825" calcext:value-type="float">
            <text:p>0.052118825</text:p>
          </table:table-cell>
          <table:table-cell table:formula="of:=AVERAGE([.C22:.C25])" office:value-type="float" office:value="0.034394275" calcext:value-type="float">
            <text:p>0.034394275</text:p>
          </table:table-cell>
          <table:table-cell table:formula="of:=AVERAGE([.D22:.D25])" office:value-type="float" office:value="0.0431592" calcext:value-type="float">
            <text:p>0.0431592</text:p>
          </table:table-cell>
          <table:table-cell table:formula="of:=AVERAGE([.E22:.E25])" office:value-type="float" office:value="0.043665475" calcext:value-type="float">
            <text:p>0.043665475</text:p>
          </table:table-cell>
          <table:table-cell table:formula="of:=AVERAGE([.F22:.F25])" office:value-type="float" office:value="0.0445622" calcext:value-type="float">
            <text:p>0.0445622</text:p>
          </table:table-cell>
          <table:table-cell table:formula="of:=AVERAGE([.G22:.G25])" office:value-type="float" office:value="0.053595425" calcext:value-type="float">
            <text:p>0.053595425</text:p>
          </table:table-cell>
          <table:table-cell table:formula="of:=AVERAGE([.H22:.H25])" office:value-type="float" office:value="0.49713175" calcext:value-type="float">
            <text:p>0.49713175</text:p>
          </table:table-cell>
          <table:table-cell table:formula="of:=AVERAGE([.I22:.I25])" office:value-type="float" office:value="0.1" calcext:value-type="float">
            <text:p>0.1</text:p>
          </table:table-cell>
          <table:table-cell table:formula="of:=AVERAGE([.J22:.J25])" office:value-type="float" office:value="0.05525" calcext:value-type="float">
            <text:p>0.05525</text:p>
          </table:table-cell>
          <table:table-cell table:formula="of:=AVERAGE([.K22:.K25])" office:value-type="float" office:value="0" calcext:value-type="float">
            <text:p>0</text:p>
          </table:table-cell>
          <table:table-cell table:formula="of:=AVERAGE([.L22:.L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VERAGE([.B26:.B30])" office:value-type="float" office:value="0.05856454" calcext:value-type="float">
            <text:p>0.05856454</text:p>
          </table:table-cell>
          <table:table-cell table:formula="of:=AVERAGE([.C26:.C30])" office:value-type="float" office:value="0.04428726" calcext:value-type="float">
            <text:p>0.04428726</text:p>
          </table:table-cell>
          <table:table-cell table:formula="of:=AVERAGE([.D26:.D30])" office:value-type="float" office:value="0.04562238" calcext:value-type="float">
            <text:p>0.04562238</text:p>
          </table:table-cell>
          <table:table-cell table:formula="of:=AVERAGE([.E26:.E30])" office:value-type="float" office:value="0.05049018" calcext:value-type="float">
            <text:p>0.05049018</text:p>
          </table:table-cell>
          <table:table-cell table:formula="of:=AVERAGE([.F26:.F30])" office:value-type="float" office:value="0.05548118" calcext:value-type="float">
            <text:p>0.05548118</text:p>
          </table:table-cell>
          <table:table-cell table:formula="of:=AVERAGE([.G26:.G30])" office:value-type="float" office:value="0.06179204" calcext:value-type="float">
            <text:p>0.06179204</text:p>
          </table:table-cell>
          <table:table-cell table:formula="of:=AVERAGE([.H26:.H30])" office:value-type="float" office:value="0.618628" calcext:value-type="float">
            <text:p>0.618628</text:p>
          </table:table-cell>
          <table:table-cell table:formula="of:=AVERAGE([.I26:.I30])" office:value-type="float" office:value="0.1" calcext:value-type="float">
            <text:p>0.1</text:p>
          </table:table-cell>
          <table:table-cell table:formula="of:=AVERAGE([.J26:.J30])" office:value-type="float" office:value="0.0622" calcext:value-type="float">
            <text:p>0.0622</text:p>
          </table:table-cell>
          <table:table-cell table:formula="of:=AVERAGE([.K26:.K30])" office:value-type="float" office:value="0" calcext:value-type="float">
            <text:p>0</text:p>
          </table:table-cell>
          <table:table-cell table:formula="of:=AVERAGE([.L26:.L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AVERAGE([.B31:.B35])" office:value-type="float" office:value="0.07103752" calcext:value-type="float">
            <text:p>0.07103752</text:p>
          </table:table-cell>
          <table:table-cell table:formula="of:=AVERAGE([.C31:.C35])" office:value-type="float" office:value="0.0472944" calcext:value-type="float">
            <text:p>0.0472944</text:p>
          </table:table-cell>
          <table:table-cell table:formula="of:=AVERAGE([.D31:.D35])" office:value-type="float" office:value="0.05771482" calcext:value-type="float">
            <text:p>0.05771482</text:p>
          </table:table-cell>
          <table:table-cell table:formula="of:=AVERAGE([.E31:.E35])" office:value-type="float" office:value="0.05826452" calcext:value-type="float">
            <text:p>0.05826452</text:p>
          </table:table-cell>
          <table:table-cell table:formula="of:=AVERAGE([.F31:.F35])" office:value-type="float" office:value="0.06621922" calcext:value-type="float">
            <text:p>0.06621922</text:p>
          </table:table-cell>
          <table:table-cell table:formula="of:=AVERAGE([.G31:.G35])" office:value-type="float" office:value="0.10281352" calcext:value-type="float">
            <text:p>0.10281352</text:p>
          </table:table-cell>
          <table:table-cell table:formula="of:=AVERAGE([.H31:.H35])" office:value-type="float" office:value="0.8948236" calcext:value-type="float">
            <text:p>0.8948236</text:p>
          </table:table-cell>
          <table:table-cell table:formula="of:=AVERAGE([.I31:.I35])" office:value-type="float" office:value="0.1" calcext:value-type="float">
            <text:p>0.1</text:p>
          </table:table-cell>
          <table:table-cell table:formula="of:=AVERAGE([.J31:.J35])" office:value-type="float" office:value="0.0998" calcext:value-type="float">
            <text:p>0.0998</text:p>
          </table:table-cell>
          <table:table-cell table:formula="of:=AVERAGE([.K31:.K35])" office:value-type="float" office:value="0" calcext:value-type="float">
            <text:p>0</text:p>
          </table:table-cell>
          <table:table-cell table:formula="of:=AVERAGE([.L31:.L3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]" office:value-type="string" office:string-value="Position" calcext:value-type="string">
            <text:p>Position</text:p>
          </table:table-cell>
          <table:table-cell office:value-type="string" calcext:value-type="string">
            <text:p>Durchschnit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5%-Quartil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75%-Quartil</text:p>
          </table:table-cell>
          <table:table-cell office:value-type="string" calcext:value-type="string">
            <text:p>90%-Quanti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&gt;100ms</text:p>
          </table:table-cell>
          <table:table-cell table:formula="of:=[.J1]" office:value-type="string" office:string-value="&gt;thres %" calcext:value-type="string">
            <text:p>&gt;thres 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37]*1000" office:value-type="float" office:value="31.56012" calcext:value-type="float">
            <text:p>31.56</text:p>
          </table:table-cell>
          <table:table-cell table:style-name="ce1" table:formula="of:=[.C37]*1000" office:value-type="float" office:value="12.709008" calcext:value-type="float">
            <text:p>12.71</text:p>
          </table:table-cell>
          <table:table-cell table:style-name="ce1" table:formula="of:=[.D37]*1000" office:value-type="float" office:value="22.06022" calcext:value-type="float">
            <text:p>22.06</text:p>
          </table:table-cell>
          <table:table-cell table:style-name="ce1" table:formula="of:=[.E37]*1000" office:value-type="float" office:value="22.41308" calcext:value-type="float">
            <text:p>22.41</text:p>
          </table:table-cell>
          <table:table-cell table:style-name="ce1" table:formula="of:=[.F37]*1000" office:value-type="float" office:value="26.58304" calcext:value-type="float">
            <text:p>26.58</text:p>
          </table:table-cell>
          <table:table-cell table:style-name="ce1" table:formula="of:=[.G37]*1000" office:value-type="float" office:value="34.63984" calcext:value-type="float">
            <text:p>34.64</text:p>
          </table:table-cell>
          <table:table-cell table:style-name="ce1" table:formula="of:=[.H37]*1000" office:value-type="float" office:value="604.1252" calcext:value-type="float">
            <text:p>604.13</text:p>
          </table:table-cell>
          <table:table-cell table:style-name="ce3" table:formula="of:=[.J37]" office:value-type="percentage" office:value="0.04825" calcext:value-type="percentage">
            <text:p>4.83%</text:p>
          </table:table-cell>
          <table:table-cell table:style-name="ce3" table:formula="of:=[.J37]" office:value-type="percentage" office:value="0.04825" calcext:value-type="percentage">
            <text:p>4.83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B38]*1000" office:value-type="float" office:value="38.77848" calcext:value-type="float">
            <text:p>38.78</text:p>
          </table:table-cell>
          <table:table-cell table:style-name="ce1" table:formula="of:=[.C38]*1000" office:value-type="float" office:value="21.1505" calcext:value-type="float">
            <text:p>21.15</text:p>
          </table:table-cell>
          <table:table-cell table:style-name="ce1" table:formula="of:=[.D38]*1000" office:value-type="float" office:value="26.2662" calcext:value-type="float">
            <text:p>26.27</text:p>
          </table:table-cell>
          <table:table-cell table:style-name="ce1" table:formula="of:=[.E38]*1000" office:value-type="float" office:value="27.81246" calcext:value-type="float">
            <text:p>27.81</text:p>
          </table:table-cell>
          <table:table-cell table:style-name="ce1" table:formula="of:=[.F38]*1000" office:value-type="float" office:value="37.17442" calcext:value-type="float">
            <text:p>37.17</text:p>
          </table:table-cell>
          <table:table-cell table:style-name="ce1" table:formula="of:=[.G38]*1000" office:value-type="float" office:value="48.08926" calcext:value-type="float">
            <text:p>48.09</text:p>
          </table:table-cell>
          <table:table-cell table:style-name="ce1" table:formula="of:=[.H38]*1000" office:value-type="float" office:value="728.3644" calcext:value-type="float">
            <text:p>728.36</text:p>
          </table:table-cell>
          <table:table-cell table:style-name="ce3" table:formula="of:=[.J38]" office:value-type="percentage" office:value="0.056" calcext:value-type="percentage">
            <text:p>5.60%</text:p>
          </table:table-cell>
          <table:table-cell table:style-name="ce3" table:formula="of:=[.J38]" office:value-type="percentage" office:value="0.056" calcext:value-type="percentage">
            <text:p>5.60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B39]*1000" office:value-type="float" office:value="45.56244" calcext:value-type="float">
            <text:p>45.56</text:p>
          </table:table-cell>
          <table:table-cell table:style-name="ce1" table:formula="of:=[.C39]*1000" office:value-type="float" office:value="26.69504" calcext:value-type="float">
            <text:p>26.70</text:p>
          </table:table-cell>
          <table:table-cell table:style-name="ce1" table:formula="of:=[.D39]*1000" office:value-type="float" office:value="34.12582" calcext:value-type="float">
            <text:p>34.13</text:p>
          </table:table-cell>
          <table:table-cell table:style-name="ce1" table:formula="of:=[.E39]*1000" office:value-type="float" office:value="38.24332" calcext:value-type="float">
            <text:p>38.24</text:p>
          </table:table-cell>
          <table:table-cell table:style-name="ce1" table:formula="of:=[.F39]*1000" office:value-type="float" office:value="39.23174" calcext:value-type="float">
            <text:p>39.23</text:p>
          </table:table-cell>
          <table:table-cell table:style-name="ce1" table:formula="of:=[.G39]*1000" office:value-type="float" office:value="60.6694" calcext:value-type="float">
            <text:p>60.67</text:p>
          </table:table-cell>
          <table:table-cell table:style-name="ce1" table:formula="of:=[.H39]*1000" office:value-type="float" office:value="446.6176" calcext:value-type="float">
            <text:p>446.62</text:p>
          </table:table-cell>
          <table:table-cell table:style-name="ce3" table:formula="of:=[.J39]" office:value-type="percentage" office:value="0.0608" calcext:value-type="percentage">
            <text:p>6.08%</text:p>
          </table:table-cell>
          <table:table-cell table:style-name="ce3" table:formula="of:=[.J39]" office:value-type="percentage" office:value="0.0608" calcext:value-type="percentage">
            <text:p>6.08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B40]*1000" office:value-type="float" office:value="48.85474" calcext:value-type="float">
            <text:p>48.85</text:p>
          </table:table-cell>
          <table:table-cell table:style-name="ce1" table:formula="of:=[.C40]*1000" office:value-type="float" office:value="29.65224" calcext:value-type="float">
            <text:p>29.65</text:p>
          </table:table-cell>
          <table:table-cell table:style-name="ce1" table:formula="of:=[.D40]*1000" office:value-type="float" office:value="40.3117" calcext:value-type="float">
            <text:p>40.31</text:p>
          </table:table-cell>
          <table:table-cell table:style-name="ce1" table:formula="of:=[.E40]*1000" office:value-type="float" office:value="40.83364" calcext:value-type="float">
            <text:p>40.83</text:p>
          </table:table-cell>
          <table:table-cell table:style-name="ce1" table:formula="of:=[.F40]*1000" office:value-type="float" office:value="42.40286" calcext:value-type="float">
            <text:p>42.40</text:p>
          </table:table-cell>
          <table:table-cell table:style-name="ce1" table:formula="of:=[.G40]*1000" office:value-type="float" office:value="56.23662" calcext:value-type="float">
            <text:p>56.24</text:p>
          </table:table-cell>
          <table:table-cell table:style-name="ce1" table:formula="of:=[.H40]*1000" office:value-type="float" office:value="465.439" calcext:value-type="float">
            <text:p>465.44</text:p>
          </table:table-cell>
          <table:table-cell table:style-name="ce3" table:formula="of:=[.J40]" office:value-type="percentage" office:value="0.0566" calcext:value-type="percentage">
            <text:p>5.66%</text:p>
          </table:table-cell>
          <table:table-cell table:style-name="ce3" table:formula="of:=[.J40]" office:value-type="percentage" office:value="0.0566" calcext:value-type="percentage">
            <text:p>5.66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B41]*1000" office:value-type="float" office:value="52.118825" calcext:value-type="float">
            <text:p>52.12</text:p>
          </table:table-cell>
          <table:table-cell table:style-name="ce1" table:formula="of:=[.C41]*1000" office:value-type="float" office:value="34.394275" calcext:value-type="float">
            <text:p>34.39</text:p>
          </table:table-cell>
          <table:table-cell table:style-name="ce1" table:formula="of:=[.D41]*1000" office:value-type="float" office:value="43.1592" calcext:value-type="float">
            <text:p>43.16</text:p>
          </table:table-cell>
          <table:table-cell table:style-name="ce1" table:formula="of:=[.E41]*1000" office:value-type="float" office:value="43.665475" calcext:value-type="float">
            <text:p>43.67</text:p>
          </table:table-cell>
          <table:table-cell table:style-name="ce1" table:formula="of:=[.F41]*1000" office:value-type="float" office:value="44.5622" calcext:value-type="float">
            <text:p>44.56</text:p>
          </table:table-cell>
          <table:table-cell table:style-name="ce1" table:formula="of:=[.G41]*1000" office:value-type="float" office:value="53.595425" calcext:value-type="float">
            <text:p>53.60</text:p>
          </table:table-cell>
          <table:table-cell table:style-name="ce1" table:formula="of:=[.H41]*1000" office:value-type="float" office:value="497.13175" calcext:value-type="float">
            <text:p>497.13</text:p>
          </table:table-cell>
          <table:table-cell table:style-name="ce3" table:formula="of:=[.J41]" office:value-type="percentage" office:value="0.05525" calcext:value-type="percentage">
            <text:p>5.53%</text:p>
          </table:table-cell>
          <table:table-cell table:style-name="ce3" table:formula="of:=[.J41]" office:value-type="percentage" office:value="0.05525" calcext:value-type="percentage">
            <text:p>5.53%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B42]*1000" office:value-type="float" office:value="58.56454" calcext:value-type="float">
            <text:p>58.56</text:p>
          </table:table-cell>
          <table:table-cell table:style-name="ce1" table:formula="of:=[.C42]*1000" office:value-type="float" office:value="44.28726" calcext:value-type="float">
            <text:p>44.29</text:p>
          </table:table-cell>
          <table:table-cell table:style-name="ce1" table:formula="of:=[.D42]*1000" office:value-type="float" office:value="45.62238" calcext:value-type="float">
            <text:p>45.62</text:p>
          </table:table-cell>
          <table:table-cell table:style-name="ce1" table:formula="of:=[.E42]*1000" office:value-type="float" office:value="50.49018" calcext:value-type="float">
            <text:p>50.49</text:p>
          </table:table-cell>
          <table:table-cell table:style-name="ce1" table:formula="of:=[.F42]*1000" office:value-type="float" office:value="55.48118" calcext:value-type="float">
            <text:p>55.48</text:p>
          </table:table-cell>
          <table:table-cell table:style-name="ce1" table:formula="of:=[.G42]*1000" office:value-type="float" office:value="61.79204" calcext:value-type="float">
            <text:p>61.79</text:p>
          </table:table-cell>
          <table:table-cell table:style-name="ce1" table:formula="of:=[.H42]*1000" office:value-type="float" office:value="618.628" calcext:value-type="float">
            <text:p>618.63</text:p>
          </table:table-cell>
          <table:table-cell table:style-name="ce3" table:formula="of:=[.J42]" office:value-type="percentage" office:value="0.0622" calcext:value-type="percentage">
            <text:p>6.22%</text:p>
          </table:table-cell>
          <table:table-cell table:style-name="ce3" table:formula="of:=[.J42]" office:value-type="percentage" office:value="0.0622" calcext:value-type="percentage">
            <text:p>6.22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B43]*1000" office:value-type="float" office:value="71.03752" calcext:value-type="float">
            <text:p>71.04</text:p>
          </table:table-cell>
          <table:table-cell table:style-name="ce1" table:formula="of:=[.C43]*1000" office:value-type="float" office:value="47.2944" calcext:value-type="float">
            <text:p>47.29</text:p>
          </table:table-cell>
          <table:table-cell table:style-name="ce1" table:formula="of:=[.D43]*1000" office:value-type="float" office:value="57.71482" calcext:value-type="float">
            <text:p>57.71</text:p>
          </table:table-cell>
          <table:table-cell table:style-name="ce1" table:formula="of:=[.E43]*1000" office:value-type="float" office:value="58.26452" calcext:value-type="float">
            <text:p>58.26</text:p>
          </table:table-cell>
          <table:table-cell table:style-name="ce1" table:formula="of:=[.F43]*1000" office:value-type="float" office:value="66.21922" calcext:value-type="float">
            <text:p>66.22</text:p>
          </table:table-cell>
          <table:table-cell table:style-name="ce1" table:formula="of:=[.G43]*1000" office:value-type="float" office:value="102.81352" calcext:value-type="float">
            <text:p>102.81</text:p>
          </table:table-cell>
          <table:table-cell table:style-name="ce1" table:formula="of:=[.H43]*1000" office:value-type="float" office:value="894.8236" calcext:value-type="float">
            <text:p>894.82</text:p>
          </table:table-cell>
          <table:table-cell table:style-name="ce3" table:formula="of:=[.J43]" office:value-type="percentage" office:value="0.0998" calcext:value-type="percentage">
            <text:p>9.98%</text:p>
          </table:table-cell>
          <table:table-cell table:style-name="ce3" table:formula="of:=[.J43]" office:value-type="percentage" office:value="0.0998" calcext:value-type="percentage">
            <text:p>9.98%</text:p>
          </table:table-cell>
          <table:table-cell table:number-columns-repeated="5"/>
        </table:table-row>
        <table:table-row table:style-name="ro1" table:number-rows-repeated="43">
          <table:table-cell table:number-columns-repeated="15"/>
        </table:table-row>
        <table:table-row table:style-name="ro1" table:number-rows-repeated="5">
          <table:table-cell table:number-columns-repeated="4"/>
          <table:table-cell table:style-name="ce2" table:number-columns-repeated="7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7:09:14.460788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7:15:32.511061164</dc:date>
    <meta:generator>LibreOffice/4.2.8.2$Linux_X86_64 LibreOffice_project/420m0$Build-2</meta:generator>
    <meta:editing-duration>PT2H31M11S</meta:editing-duration>
    <meta:editing-cycles>4</meta:editing-cycles>
    <meta:document-statistic meta:table-count="1" meta:cell-count="5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maximum="0.1" chart:interval-major="0.02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01cm" svg:height="16.257cm" xlink:href=".." xlink:type="simple" chart:class="chart:line" chart:style-name="ch1">
        <chart:legend svg:x="4cm" svg:y="14.7cm" style:legend-expansion="custom" chartooo:width="9.223cm" chartooo:height="0.942cm" style:legend-expansion-aspect-ratio="9.79087048832272" chart:style-name="ch2"/>
        <chart:plot-area chart:style-name="ch3" table:cell-range-address="Sheet1.A45:Sheet1.B51 Sheet1.B44:Sheet1.B44 Sheet1.I44:Sheet1.I51" chart:data-source-has-labels="both" svg:x="2.032cm" svg:y="0.325cm" svg:width="28.741cm" svg:height="14.187cm">
          <chartooo:coordinate-region svg:x="3.13cm" svg:y="0.524cm" svg:width="26.227cm" svg:height="13.341cm"/>
          <chart:axis chart:dimension="x" chart:name="primary-x" chart:style-name="ch4" chartooo:axis-type="auto">
            <chartooo:date-scale/>
            <chart:title svg:x="20cm" svg:y="14.702cm" chart:style-name="ch5">
              <text:p>Position</text:p>
            </chart:title>
            <chart:categories table:cell-range-address="Sheet1.A45:Sheet1.A51"/>
          </chart:axis>
          <chart:axis chart:dimension="y" chart:name="primary-y" chart:style-name="ch6">
            <chart:title svg:x="0.671cm" svg:y="9.35cm" chart:style-name="ch7">
              <text:p>Latenz [ms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45:Sheet1.B51" chart:label-cell-address="Sheet1.B44:Sheet1.B44" chart:class="chart:line">
            <chart:data-point chart:repeated="7"/>
          </chart:series>
          <chart:series chart:attached-axis="secondary-y" chart:style-name="ch11" chart:values-cell-range-address="Sheet1.I45:Sheet1.I51" chart:label-cell-address="Sheet1.I44:Sheet1.I44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chschnitt</text:p>
                <draw:g>
                  <svg:desc>Sheet1.B44:Sheet1.B44</svg:desc>
                </draw:g>
              </table:table-cell>
              <table:table-cell office:value-type="string">
                <text:p>&gt;100ms</text:p>
                <draw:g>
                  <svg:desc>Sheet1.I44:Sheet1.I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5:Sheet1.A51</svg:desc>
                </draw:g>
              </table:table-cell>
              <table:table-cell office:value-type="float" office:value="31.56012">
                <text:p>31.56012</text:p>
                <draw:g>
                  <svg:desc>Sheet1.B45:Sheet1.B51</svg:desc>
                </draw:g>
              </table:table-cell>
              <table:table-cell office:value-type="float" office:value="0.04825">
                <text:p>0.04825</text:p>
                <draw:g>
                  <svg:desc>Sheet1.I45:Sheet1.I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.77848">
                <text:p>38.7784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5.56244">
                <text:p>45.56244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.85474">
                <text:p>48.85474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2.118825">
                <text:p>52.118825</text:p>
              </table:table-cell>
              <table:table-cell office:value-type="float" office:value="0.05525">
                <text:p>0.055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8.56454">
                <text:p>58.56454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1.03752">
                <text:p>71.03752</text:p>
              </table:table-cell>
              <table:table-cell office:value-type="float" office:value="0.0998">
                <text:p>0.0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